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dale Sans UI" svg:font-family="'Andale Sans UI'" style:font-adornments="Regular" style:font-pitch="variable"/>
    <style:font-face style:name="Andale Sans UI1" svg:font-family="'Andale Sans UI'" style:font-pitch="variable"/>
    <style:font-face style:name="Andale Sans UI2" svg:font-family="'Andale Sans UI'" style:font-family-generic="swiss" style:font-pitch="variable"/>
    <style:font-face style:name="Andale Sans UI3" svg:font-family="'Andale Sans UI'" style:font-adornments="Regular" style:font-family-generic="swiss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MS Gothic" svg:font-family="'MS Gothic'" style:font-adornments="Regular" style:font-pitch="variable"/>
    <style:font-face style:name="MS Gothic1" svg:font-family="'MS Gothic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  <style:font-face style:name="Yu Gothic" svg:font-family="'Yu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bdb76b" draw:secondary-fill-color="#d4ea6b" draw:opacity="100%" draw:textarea-horizontal-align="center" draw:textarea-vertical-align="middle" draw:auto-grow-height="false" draw:fit-to-size="false" style:shrink-to-fit="false" fo:min-height="2.226cm" fo:min-width="4.497cm" fo:padding-top="0.143cm" fo:padding-bottom="0.143cm" fo:padding-left="0.263cm" fo:padding-right="0.263cm" fo:wrap-option="wrap" draw:shadow="hidden" draw:shadow-offset-x="0.071cm" draw:shadow-offset-y="0.071cm" draw:shadow-color="#808080" draw:shadow-opacity="50%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1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="solid" draw:fill-color="#bdb76b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loext:color-lum-mod="100%" loext:color-lum-off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1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1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rawquer">
        <draw:custom-shape draw:name="Gray 1" draw:style-name="gr1" draw:text-style-name="P2" draw:layer="layout" svg:width="5.022cm" svg:height="2.511cm" svg:x="9.48cm" svg:y="7.739cm">
          <text:p text:style-name="P1"><text:span text:style-name="T1">Gray</text:span></text:p>
          <draw:enhanced-geometry svg:viewBox="0 0 21600 21600" draw:mirror-horizontal="false" draw:mirror-vertical="false" draw:extrusion="tru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dale Sans UI" svg:font-family="'Andale Sans UI'" style:font-adornments="Regular" style:font-pitch="variable"/>
    <style:font-face style:name="Andale Sans UI1" svg:font-family="'Andale Sans UI'" style:font-pitch="variable"/>
    <style:font-face style:name="Andale Sans UI2" svg:font-family="'Andale Sans UI'" style:font-family-generic="swiss" style:font-pitch="variable"/>
    <style:font-face style:name="Andale Sans UI3" svg:font-family="'Andale Sans UI'" style:font-adornments="Regular" style:font-family-generic="swiss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MS Gothic" svg:font-family="'MS Gothic'" style:font-adornments="Regular" style:font-pitch="variable"/>
    <style:font-face style:name="MS Gothic1" svg:font-family="'MS Gothic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  <style:font-face style:name="Yu Gothic" svg:font-family="'Yu Gothi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horndale" fo:font-size="24pt" fo:language="de" fo:country="DE" style:font-name-asian="Andale Sans UI1" style:font-size-asian="24pt" style:language-asian="de" style:country-asian="DE" style:font-name-complex="Tahoma1" style:font-size-complex="24pt" style:language-complex="de" style:country-complex="D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bdb76b" draw:opacity="100%" draw:fill-image-width="0cm" draw:fill-image-height="0cm" draw:textarea-horizontal-align="left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>
        <style:tab-stops/>
      </style:paragraph-properties>
      <style:text-properties style:font-name="Arial" fo:font-family="Arial" style:font-style-name="Regular" style:font-family-generic="swiss" style:font-pitch="variable" fo:font-size="12pt" style:font-name-asian="Andale Sans UI3" style:font-family-asian="'Andale Sans UI'" style:font-style-name-asian="Regular" style:font-family-generic-asian="swiss" style:font-pitch-asian="variabl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rawquer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BCommitContinue/7.4.0.0.alpha0$Windows_X86_64 LibreOffice_project/4eb0ee5032903d301c0dde30ed3d25d16cab3a4c</meta:generator>
    <meta:creation-date>2022-02-16T14:55:21.447000000</meta:creation-date>
    <dc:language>de-DE</dc:language>
    <meta:editing-cycles>4</meta:editing-cycles>
    <meta:editing-duration>PT7M36S</meta:editing-duration>
    <dc:title>drawquer</dc:title>
    <meta:initial-creator>Regina Henschel</meta:initial-creator>
    <dc:date>2022-02-16T19:29:33.064000000</dc:date>
    <dc:creator>Regina Henschel</dc:creator>
    <meta:document-statistic meta:object-count="1"/>
    <meta:user-defined meta:name="Info 1"/>
    <meta:user-defined meta:name="Info 2"/>
    <meta:user-defined meta:name="Info 3"/>
    <meta:user-defined meta:name="Info 4"/>
    <meta:template xlink:type="simple" xlink:actuate="onRequest" xlink:title="drawquer" xlink:href="../../../myoffice/template/meineStandards/drawquer.otg" meta:date="2022-02-16T14:55:16.446000000"/>
  </office:meta>
</office:document-meta>
</file>